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3.75pt" style:use-optimal-column-width="false"/>
    </style:style>
    <style:style style:name="ACOL-2" style:family="table-column">
      <style:table-column-properties style:column-width="122.25pt" style:use-optimal-column-width="true"/>
    </style:style>
    <style:style style:name="ACOL-3" style:family="table-column">
      <style:table-column-properties style:column-width="63.75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4"/>
        <table:table-column table:style-name="ACOL-1"/>
        <table:table-column table:style-name="ACOL-2"/>
        <table:table-column table:style-name="ACOL-3"/>
        <table:table-column table:style-name="ACOL-2"/>
        <table:table-column table:style-name="ACOL-0"/>
        <table:table-column table:style-name="ACOL-2"/>
        <table:table-column table:style-name="ACOL-0" table:number-columns-repeated="2"/>
        <table:table-column table:style-name="ACOL-0" table:number-columns-repeated="2"/>
        <table:table-column table:style-name="ACOL-0" table:number-columns-repeated="6"/>
        <table:table-column table:style-name="ACOL-0" table:number-columns-repeated="236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ACE-2" office:value-type="string">
            <text:p>f(MAX)</text:p>
          </table:table-cell>
          <table:table-cell table:style-name="ACE-2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85.360 MHz</text:p>
          </table:table-cell>
          <table:table-cell table:style-name="Gnumeric-default" office:value-type="float" office:value="85.359999999999999">
            <text:p>85.36</text:p>
          </table:table-cell>
          <table:table-cell table:style-name="ACE-2" table:formula="of:=[.D3]*200/50" office:value-type="float" office:value="341.44">
            <text:p>341.44</text:p>
          </table:table-cell>
          <table:table-cell table:style-name="Gnumeric-default" office:value-type="float" office:value="10.808999999999999">
            <text:p>10.809</text:p>
          </table:table-cell>
          <table:table-cell table:style-name="Gnumeric-default" office:value-type="float" office:value="0.20300000000000001">
            <text:p>0.203</text:p>
          </table:table-cell>
          <table:table-cell table:style-name="Gnumeric-default" office:value-type="float" office:value="13.757999999999999">
            <text:p>13.758</text:p>
          </table:table-cell>
          <table:table-cell table:style-name="Gnumeric-default" office:value-type="float" office:value="0.313">
            <text:p>0.313</text:p>
          </table:table-cell>
          <table:table-cell table:style-name="Gnumeric-default" office:value-type="float" office:value="3123">
            <text:p>3123</text:p>
          </table:table-cell>
          <table:table-cell table:style-name="Gnumeric-default" office:value-type="time" office:time-value="PT00H06M52S">
            <text:p>0:06:5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34">
            <text:p>100.34</text:p>
          </table:table-cell>
          <table:table-cell table:style-name="Gnumeric-default" office:value-type="string">
            <text:p>84.440 MHz</text:p>
          </table:table-cell>
          <table:table-cell table:style-name="Gnumeric-default" office:value-type="float" office:value="84.439999999999998">
            <text:p>84.44</text:p>
          </table:table-cell>
          <table:table-cell table:style-name="ACE-2" table:formula="of:=[.D4]*200/50" office:value-type="float" office:value="337.75999999999999">
            <text:p>337.76</text:p>
          </table:table-cell>
          <table:table-cell table:style-name="Gnumeric-default" office:value-type="float" office:value="10.744999999999999">
            <text:p>10.745</text:p>
          </table:table-cell>
          <table:table-cell table:style-name="Gnumeric-default" office:value-type="float" office:value="0.0080000000000000002">
            <text:p>0.008</text:p>
          </table:table-cell>
          <table:table-cell table:style-name="Gnumeric-default" office:value-type="float" office:value="14.204000000000001">
            <text:p>14.204</text:p>
          </table:table-cell>
          <table:table-cell table:style-name="Gnumeric-default" office:value-type="float" office:value="0.35099999999999998">
            <text:p>0.351</text:p>
          </table:table-cell>
          <table:table-cell table:style-name="Gnumeric-default" office:value-type="float" office:value="3122">
            <text:p>3122</text:p>
          </table:table-cell>
          <table:table-cell table:style-name="Gnumeric-default" office:value-type="time" office:time-value="PT00H06M47S">
            <text:p>0:06:47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7.270 MHz</text:p>
          </table:table-cell>
          <table:table-cell table:style-name="Gnumeric-default" office:value-type="float" office:value="87.269999999999996">
            <text:p>87.27</text:p>
          </table:table-cell>
          <table:table-cell table:style-name="ACE-2" table:formula="of:=[.D5]*200/50" office:value-type="float" office:value="349.07999999999998">
            <text:p>349.08</text:p>
          </table:table-cell>
          <table:table-cell table:style-name="Gnumeric-default" office:value-type="float" office:value="10.936999999999999">
            <text:p>10.937</text:p>
          </table:table-cell>
          <table:table-cell table:style-name="Gnumeric-default" office:value-type="float" office:value="0.19400000000000001">
            <text:p>0.194</text:p>
          </table:table-cell>
          <table:table-cell table:style-name="Gnumeric-default" office:value-type="float" office:value="14.221">
            <text:p>14.221</text:p>
          </table:table-cell>
          <table:table-cell table:style-name="Gnumeric-default" office:value-type="float" office:value="0.33800000000000002">
            <text:p>0.338</text:p>
          </table:table-cell>
          <table:table-cell table:style-name="Gnumeric-default" office:value-type="float" office:value="3118">
            <text:p>3118</text:p>
          </table:table-cell>
          <table:table-cell table:style-name="Gnumeric-default" office:value-type="time" office:time-value="PT00H06M44S">
            <text:p>0:06:4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84.310 MHz</text:p>
          </table:table-cell>
          <table:table-cell table:style-name="Gnumeric-default" office:value-type="float" office:value="84.310000000000002">
            <text:p>84.31</text:p>
          </table:table-cell>
          <table:table-cell table:style-name="ACE-2" table:formula="of:=[.D6]*200/50" office:value-type="float" office:value="337.24000000000001">
            <text:p>337.24</text:p>
          </table:table-cell>
          <table:table-cell table:style-name="Gnumeric-default" office:value-type="float" office:value="10.736000000000001">
            <text:p>10.736</text:p>
          </table:table-cell>
          <table:table-cell table:style-name="Gnumeric-default" office:value-type="float" office:value="0.28199999999999997">
            <text:p>0.282</text:p>
          </table:table-cell>
          <table:table-cell table:style-name="Gnumeric-default" office:value-type="float" office:value="13.596">
            <text:p>13.596</text:p>
          </table:table-cell>
          <table:table-cell table:style-name="Gnumeric-default" office:value-type="float" office:value="0.43099999999999999">
            <text:p>0.431</text:p>
          </table:table-cell>
          <table:table-cell table:style-name="Gnumeric-default" office:value-type="float" office:value="3120">
            <text:p>3120</text:p>
          </table:table-cell>
          <table:table-cell table:style-name="Gnumeric-default" office:value-type="time" office:time-value="PT00H07M24S">
            <text:p>0:07:2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5.650 MHz</text:p>
          </table:table-cell>
          <table:table-cell table:style-name="Gnumeric-default" office:value-type="float" office:value="95.650000000000006">
            <text:p>95.65</text:p>
          </table:table-cell>
          <table:table-cell table:style-name="ACE-2" table:formula="of:=[.D7]*200/50" office:value-type="float" office:value="382.60000000000002">
            <text:p>382.6</text:p>
          </table:table-cell>
          <table:table-cell table:style-name="Gnumeric-default" office:value-type="float" office:value="11.439">
            <text:p>11.439</text:p>
          </table:table-cell>
          <table:table-cell table:style-name="Gnumeric-default" office:value-type="float" office:value="0.19400000000000001">
            <text:p>0.194</text:p>
          </table:table-cell>
          <table:table-cell table:style-name="Gnumeric-default" office:value-type="float" office:value="14.125">
            <text:p>14.125</text:p>
          </table:table-cell>
          <table:table-cell table:style-name="Gnumeric-default" office:value-type="float" office:value="0.32900000000000001">
            <text:p>0.329</text:p>
          </table:table-cell>
          <table:table-cell table:style-name="Gnumeric-default" office:value-type="float" office:value="3121">
            <text:p>3121</text:p>
          </table:table-cell>
          <table:table-cell table:style-name="Gnumeric-default" office:value-type="time" office:time-value="PT00H08M46S">
            <text:p>0:08:4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7.760 MHz</text:p>
          </table:table-cell>
          <table:table-cell table:style-name="Gnumeric-default" office:value-type="float" office:value="87.760000000000005">
            <text:p>87.76</text:p>
          </table:table-cell>
          <table:table-cell table:style-name="ACE-2" table:formula="of:=[.D8]*200/50" office:value-type="float" office:value="351.04000000000002">
            <text:p>351.04</text:p>
          </table:table-cell>
          <table:table-cell table:style-name="Gnumeric-default" office:value-type="float" office:value="10.968999999999999">
            <text:p>10.969</text:p>
          </table:table-cell>
          <table:table-cell table:style-name="Gnumeric-default" office:value-type="float" office:value="0.22500000000000001">
            <text:p>0.225</text:p>
          </table:table-cell>
          <table:table-cell table:style-name="Gnumeric-default" office:value-type="float" office:value="13.991">
            <text:p>13.991</text:p>
          </table:table-cell>
          <table:table-cell table:style-name="Gnumeric-default" office:value-type="float" office:value="0.39600000000000002">
            <text:p>0.396</text:p>
          </table:table-cell>
          <table:table-cell table:style-name="Gnumeric-default" office:value-type="float" office:value="3122">
            <text:p>3122</text:p>
          </table:table-cell>
          <table:table-cell table:style-name="Gnumeric-default" office:value-type="time" office:time-value="PT00H07M13S">
            <text:p>0:07:1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7.540 MHz</text:p>
          </table:table-cell>
          <table:table-cell table:style-name="Gnumeric-default" office:value-type="float" office:value="87.540000000000006">
            <text:p>87.54</text:p>
          </table:table-cell>
          <table:table-cell table:style-name="ACE-2" table:formula="of:=[.D9]*200/50" office:value-type="float" office:value="350.16000000000003">
            <text:p>350.16</text:p>
          </table:table-cell>
          <table:table-cell table:style-name="Gnumeric-default" office:value-type="float" office:value="10.955">
            <text:p>10.955</text:p>
          </table:table-cell>
          <table:table-cell table:style-name="Gnumeric-default" office:value-type="float" office:value="0.17000000000000001">
            <text:p>0.17</text:p>
          </table:table-cell>
          <table:table-cell table:style-name="Gnumeric-default" office:value-type="float" office:value="14.414999999999999">
            <text:p>14.415</text:p>
          </table:table-cell>
          <table:table-cell table:style-name="Gnumeric-default" office:value-type="float" office:value="0.41299999999999998">
            <text:p>0.413</text:p>
          </table:table-cell>
          <table:table-cell table:style-name="Gnumeric-default" office:value-type="float" office:value="3119">
            <text:p>3119</text:p>
          </table:table-cell>
          <table:table-cell table:style-name="Gnumeric-default" office:value-type="time" office:time-value="PT00H07M14S">
            <text:p>0:07:1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2.790 MHz</text:p>
          </table:table-cell>
          <table:table-cell table:style-name="Gnumeric-default" office:value-type="float" office:value="92.790000000000006">
            <text:p>92.79</text:p>
          </table:table-cell>
          <table:table-cell table:style-name="ACE-2" table:formula="of:=[.D10]*200/50" office:value-type="float" office:value="371.16000000000003">
            <text:p>371.16</text:p>
          </table:table-cell>
          <table:table-cell table:style-name="Gnumeric-default" office:value-type="float" office:value="11.278">
            <text:p>11.278</text:p>
          </table:table-cell>
          <table:table-cell table:style-name="Gnumeric-default" office:value-type="float" office:value="0.17899999999999999">
            <text:p>0.179</text:p>
          </table:table-cell>
          <table:table-cell table:style-name="Gnumeric-default" office:value-type="float" office:value="14.605">
            <text:p>14.605</text:p>
          </table:table-cell>
          <table:table-cell table:style-name="Gnumeric-default" office:value-type="float" office:value="0.44400000000000001">
            <text:p>0.444</text:p>
          </table:table-cell>
          <table:table-cell table:style-name="Gnumeric-default" office:value-type="float" office:value="3128">
            <text:p>3128</text:p>
          </table:table-cell>
          <table:table-cell table:style-name="Gnumeric-default" office:value-type="time" office:time-value="PT00H06M57S">
            <text:p>0:06:57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6.830 MHz</text:p>
          </table:table-cell>
          <table:table-cell table:style-name="Gnumeric-default" office:value-type="float" office:value="96.829999999999998">
            <text:p>96.83</text:p>
          </table:table-cell>
          <table:table-cell table:style-name="ACE-2" table:formula="of:=[.D11]*200/50" office:value-type="float" office:value="387.31999999999999">
            <text:p>387.32</text:p>
          </table:table-cell>
          <table:table-cell table:style-name="Gnumeric-default" office:value-type="float" office:value="11.503">
            <text:p>11.503</text:p>
          </table:table-cell>
          <table:table-cell table:style-name="Gnumeric-default" office:value-type="float" office:value="0.182">
            <text:p>0.182</text:p>
          </table:table-cell>
          <table:table-cell table:style-name="Gnumeric-default" office:value-type="float" office:value="13.824999999999999">
            <text:p>13.825</text:p>
          </table:table-cell>
          <table:table-cell table:style-name="Gnumeric-default" office:value-type="float" office:value="0.39800000000000002">
            <text:p>0.398</text:p>
          </table:table-cell>
          <table:table-cell table:style-name="Gnumeric-default" office:value-type="float" office:value="3121">
            <text:p>3121</text:p>
          </table:table-cell>
          <table:table-cell table:style-name="Gnumeric-default" office:value-type="time" office:time-value="PT00H07M05S">
            <text:p>0:07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9.690 MHz</text:p>
          </table:table-cell>
          <table:table-cell table:style-name="Gnumeric-default" office:value-type="float" office:value="99.689999999999998">
            <text:p>99.69</text:p>
          </table:table-cell>
          <table:table-cell table:style-name="ACE-2" table:formula="of:=[.D12]*200/50" office:value-type="float" office:value="398.75999999999999">
            <text:p>398.76</text:p>
          </table:table-cell>
          <table:table-cell table:style-name="Gnumeric-default" office:value-type="float" office:value="11.651">
            <text:p>11.651</text:p>
          </table:table-cell>
          <table:table-cell table:style-name="Gnumeric-default" office:value-type="float" office:value="0.14699999999999999">
            <text:p>0.147</text:p>
          </table:table-cell>
          <table:table-cell table:style-name="Gnumeric-default" office:value-type="float" office:value="14.233000000000001">
            <text:p>14.233</text:p>
          </table:table-cell>
          <table:table-cell table:style-name="Gnumeric-default" office:value-type="float" office:value="0.33400000000000002">
            <text:p>0.334</text:p>
          </table:table-cell>
          <table:table-cell table:style-name="Gnumeric-default" office:value-type="float" office:value="3121">
            <text:p>3121</text:p>
          </table:table-cell>
          <table:table-cell table:style-name="Gnumeric-default" office:value-type="time" office:time-value="PT00H06M49S">
            <text:p>0:06:49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8.880 MHz</text:p>
          </table:table-cell>
          <table:table-cell table:style-name="Gnumeric-default" office:value-type="float" office:value="88.879999999999995">
            <text:p>88.88</text:p>
          </table:table-cell>
          <table:table-cell table:style-name="ACE-2" table:formula="of:=[.D13]*200/50" office:value-type="float" office:value="355.51999999999998">
            <text:p>355.52</text:p>
          </table:table-cell>
          <table:table-cell table:style-name="Gnumeric-default" office:value-type="float" office:value="11.041">
            <text:p>11.041</text:p>
          </table:table-cell>
          <table:table-cell table:style-name="Gnumeric-default" office:value-type="float" office:value="0.185">
            <text:p>0.185</text:p>
          </table:table-cell>
          <table:table-cell table:style-name="Gnumeric-default" office:value-type="float" office:value="14.122">
            <text:p>14.122</text:p>
          </table:table-cell>
          <table:table-cell table:style-name="Gnumeric-default" office:value-type="float" office:value="0.36199999999999999">
            <text:p>0.362</text:p>
          </table:table-cell>
          <table:table-cell table:style-name="Gnumeric-default" office:value-type="float" office:value="3118">
            <text:p>3118</text:p>
          </table:table-cell>
          <table:table-cell table:style-name="Gnumeric-default" office:value-type="time" office:time-value="PT00H06M50S">
            <text:p>0:06:50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9.630 MHz</text:p>
          </table:table-cell>
          <table:table-cell table:style-name="Gnumeric-default" office:value-type="float" office:value="89.629999999999995">
            <text:p>89.63</text:p>
          </table:table-cell>
          <table:table-cell table:style-name="ACE-2" table:formula="of:=[.D14]*200/50" office:value-type="float" office:value="358.51999999999998">
            <text:p>358.52</text:p>
          </table:table-cell>
          <table:table-cell table:style-name="Gnumeric-default" office:value-type="float" office:value="11.087999999999999">
            <text:p>11.088</text:p>
          </table:table-cell>
          <table:table-cell table:style-name="Gnumeric-default" office:value-type="float" office:value="0.17499999999999999">
            <text:p>0.175</text:p>
          </table:table-cell>
          <table:table-cell table:style-name="Gnumeric-default" office:value-type="float" office:value="13.813000000000001">
            <text:p>13.813</text:p>
          </table:table-cell>
          <table:table-cell table:style-name="Gnumeric-default" office:value-type="float" office:value="0.43099999999999999">
            <text:p>0.431</text:p>
          </table:table-cell>
          <table:table-cell table:style-name="Gnumeric-default" office:value-type="float" office:value="3123">
            <text:p>3123</text:p>
          </table:table-cell>
          <table:table-cell table:style-name="Gnumeric-default" office:value-type="time" office:time-value="PT00H07M20S">
            <text:p>0:07:20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6.140 MHz</text:p>
          </table:table-cell>
          <table:table-cell table:style-name="Gnumeric-default" office:value-type="float" office:value="86.140000000000001">
            <text:p>86.14</text:p>
          </table:table-cell>
          <table:table-cell table:style-name="ACE-2" table:formula="of:=[.D15]*200/50" office:value-type="float" office:value="344.56">
            <text:p>344.56</text:p>
          </table:table-cell>
          <table:table-cell table:style-name="Gnumeric-default" office:value-type="float" office:value="10.862">
            <text:p>10.862</text:p>
          </table:table-cell>
          <table:table-cell table:style-name="Gnumeric-default" office:value-type="float" office:value="0.17499999999999999">
            <text:p>0.175</text:p>
          </table:table-cell>
          <table:table-cell table:style-name="Gnumeric-default" office:value-type="float" office:value="14.664999999999999">
            <text:p>14.665</text:p>
          </table:table-cell>
          <table:table-cell table:style-name="Gnumeric-default" office:value-type="float" office:value="0.40899999999999997">
            <text:p>0.409</text:p>
          </table:table-cell>
          <table:table-cell table:style-name="Gnumeric-default" office:value-type="float" office:value="3125">
            <text:p>3125</text:p>
          </table:table-cell>
          <table:table-cell table:style-name="Gnumeric-default" office:value-type="time" office:time-value="PT00H07M17S">
            <text:p>0:07:17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7.120 MHz</text:p>
          </table:table-cell>
          <table:table-cell table:style-name="Gnumeric-default" office:value-type="float" office:value="87.120000000000005">
            <text:p>87.12</text:p>
          </table:table-cell>
          <table:table-cell table:style-name="ACE-2" table:formula="of:=[.D16]*200/50" office:value-type="float" office:value="348.48000000000002">
            <text:p>348.48</text:p>
          </table:table-cell>
          <table:table-cell table:style-name="Gnumeric-default" office:value-type="float" office:value="10.927">
            <text:p>10.927</text:p>
          </table:table-cell>
          <table:table-cell table:style-name="Gnumeric-default" office:value-type="float" office:value="0.22800000000000001">
            <text:p>0.228</text:p>
          </table:table-cell>
          <table:table-cell table:style-name="Gnumeric-default" office:value-type="float" office:value="14.254">
            <text:p>14.254</text:p>
          </table:table-cell>
          <table:table-cell table:style-name="Gnumeric-default" office:value-type="float" office:value="0.309">
            <text:p>0.309</text:p>
          </table:table-cell>
          <table:table-cell table:style-name="Gnumeric-default" office:value-type="float" office:value="3124">
            <text:p>3124</text:p>
          </table:table-cell>
          <table:table-cell table:style-name="Gnumeric-default" office:value-type="time" office:time-value="PT00H08M26S">
            <text:p>0:08:2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84.770 MHz</text:p>
          </table:table-cell>
          <table:table-cell table:style-name="Gnumeric-default" office:value-type="float" office:value="84.769999999999996">
            <text:p>84.77</text:p>
          </table:table-cell>
          <table:table-cell table:style-name="ACE-2" table:formula="of:=[.D17]*200/50" office:value-type="float" office:value="339.07999999999998">
            <text:p>339.08</text:p>
          </table:table-cell>
          <table:table-cell table:style-name="Gnumeric-default" office:value-type="float" office:value="10.768000000000001">
            <text:p>10.768</text:p>
          </table:table-cell>
          <table:table-cell table:style-name="Gnumeric-default" office:value-type="float" office:value="0.14999999999999999">
            <text:p>0.15</text:p>
          </table:table-cell>
          <table:table-cell table:style-name="Gnumeric-default" office:value-type="float" office:value="13.244999999999999">
            <text:p>13.245</text:p>
          </table:table-cell>
          <table:table-cell table:style-name="Gnumeric-default" office:value-type="float" office:value="0.35899999999999999">
            <text:p>0.359</text:p>
          </table:table-cell>
          <table:table-cell table:style-name="Gnumeric-default" office:value-type="float" office:value="3120">
            <text:p>3120</text:p>
          </table:table-cell>
          <table:table-cell table:style-name="Gnumeric-default" office:value-type="time" office:time-value="PT00H07M17S">
            <text:p>0:07:17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78.960 MHz</text:p>
          </table:table-cell>
          <table:table-cell table:style-name="Gnumeric-default" office:value-type="float" office:value="78.959999999999994">
            <text:p>78.96</text:p>
          </table:table-cell>
          <table:table-cell table:style-name="ACE-2" table:formula="of:=[.D18]*200/50" office:value-type="float" office:value="315.83999999999997">
            <text:p>315.84</text:p>
          </table:table-cell>
          <table:table-cell table:style-name="Gnumeric-default" office:value-type="float" office:value="10.334">
            <text:p>10.334</text:p>
          </table:table-cell>
          <table:table-cell table:style-name="Gnumeric-default" office:value-type="float" office:value="0.23899999999999999">
            <text:p>0.239</text:p>
          </table:table-cell>
          <table:table-cell table:style-name="Gnumeric-default" office:value-type="float" office:value="14.055">
            <text:p>14.055</text:p>
          </table:table-cell>
          <table:table-cell table:style-name="Gnumeric-default" office:value-type="float" office:value="0.378">
            <text:p>0.378</text:p>
          </table:table-cell>
          <table:table-cell table:style-name="Gnumeric-default" office:value-type="float" office:value="3119">
            <text:p>3119</text:p>
          </table:table-cell>
          <table:table-cell table:style-name="Gnumeric-default" office:value-type="time" office:time-value="PT00H06M44S">
            <text:p>0:06:44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1" table:formula="of:=AVERAGE([.E3:.E18])" office:value-type="float" office:value="354.28500000000003">
            <text:p>354.285</text:p>
          </table:table-cell>
          <table:table-cell table:number-columns-repeated="4" table:style-name="Gnumeric-default"/>
          <table:table-cell table:style-name="ACE-1" table:formula="of:=AVERAGE([.J3:.J18])" office:value-type="float" office:value="3121.5">
            <text:p>3121.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1" table:formula="of:=STDEV([.E3:.E18])" office:value-type="float" office:value="21.285402196497646">
            <text:p>21.285402</text:p>
          </table:table-cell>
          <table:table-cell table:number-columns-repeated="4" table:style-name="Gnumeric-default"/>
          <table:table-cell table:style-name="ACE-1" table:formula="of:=STDEV([.J3:.J18])" office:value-type="float" office:value="2.6832815729997477">
            <text:p>2.6832815729997477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ACE-2" office:value-type="string">
            <text:p>Simulation Summary</text:p>
          </table:table-cell>
          <table:table-cell table:number-columns-repeated="3" table:style-name="ACE-2"/>
          <table:table-cell table:style-name="ACE-1"/>
          <table:table-cell table:style-name="ACE-2"/>
          <table:table-cell table:number-columns-repeated="250" table:style-name="Gnumeric-default"/>
        </table:table-row>
        <table:table-row table:style-name="AROW-1">
          <table:table-cell table:style-name="ACE-2" office:value-type="string">
            <text:p>Execution</text:p>
          </table:table-cell>
          <table:table-cell table:style-name="ACE-2" office:value-type="string">
            <text:p>Duration</text:p>
          </table:table-cell>
          <table:table-cell table:style-name="ACE-2"/>
          <table:table-cell table:style-name="ACE-2" office:value-type="string">
            <text:p>Time (s)</text:p>
          </table:table-cell>
          <table:table-cell table:style-name="ACE-2" office:value-type="string">
            <text:p>Clock cycles</text:p>
          </table:table-cell>
          <table:table-cell table:style-name="ACE-2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1">
            <text:p>1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7.635</text:p>
          </table:table-cell>
          <table:table-cell table:style-name="ACE-2" table:formula="of:=[.B24]*60+[.C24]" office:value-type="float" office:value="47.634999999999998">
            <text:p>47.635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24]/([.E3]*10^6)" office:value-type="float" office:value="0.26245185684161199">
            <text:p>0.262451856841612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2">
            <text:p>2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7.493</text:p>
          </table:table-cell>
          <table:table-cell table:style-name="ACE-2" table:formula="of:=[.B25]*60+[.C25]" office:value-type="float" office:value="47.493000000000002">
            <text:p>47.493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25]/([.E4]*10^6)" office:value-type="float" office:value="0.26531135125532923">
            <text:p>0.26531135125532923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3">
            <text:p>3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9.792</text:p>
          </table:table-cell>
          <table:table-cell table:style-name="ACE-2" table:formula="of:=[.B26]*60+[.C26]" office:value-type="float" office:value="49.792000000000002">
            <text:p>49.792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26]/([.E5]*10^6)" office:value-type="float" office:value="0.25670780909820101">
            <text:p>0.256707809098201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4">
            <text:p>4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7.534</text:p>
          </table:table-cell>
          <table:table-cell table:style-name="ACE-2" table:formula="of:=[.B27]*60+[.C27]" office:value-type="float" office:value="47.533999999999999">
            <text:p>47.534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27]/([.E6]*10^6)" office:value-type="float" office:value="0.2657204424148974">
            <text:p>0.2657204424148974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5">
            <text:p>5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7.549</text:p>
          </table:table-cell>
          <table:table-cell table:style-name="ACE-2" table:formula="of:=[.B28]*60+[.C28]" office:value-type="float" office:value="47.548999999999999">
            <text:p>47.549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28]/([.E7]*10^6)" office:value-type="float" office:value="0.23421736016727654">
            <text:p>0.23421736016727654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6">
            <text:p>6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7.565</text:p>
          </table:table-cell>
          <table:table-cell table:style-name="ACE-2" table:formula="of:=[.B29]*60+[.C29]" office:value-type="float" office:value="47.564999999999998">
            <text:p>47.565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29]/([.E8]*10^6)" office:value-type="float" office:value="0.25527450432999088">
            <text:p>0.2552745043299909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7">
            <text:p>7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8.085</text:p>
          </table:table-cell>
          <table:table-cell table:style-name="ACE-2" table:formula="of:=[.B30]*60+[.C30]" office:value-type="float" office:value="48.085000000000001">
            <text:p>48.085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0]/([.E9]*10^6)" office:value-type="float" office:value="0.25591604409412838">
            <text:p>0.2559160440941284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8">
            <text:p>8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8.203</text:p>
          </table:table-cell>
          <table:table-cell table:style-name="ACE-2" table:formula="of:=[.B31]*60+[.C31]" office:value-type="float" office:value="48.203000000000003">
            <text:p>48.203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1]/([.E10]*10^6)" office:value-type="float" office:value="0.24143647483565039">
            <text:p>0.2414364748356504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9">
            <text:p>9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8.494</text:p>
          </table:table-cell>
          <table:table-cell table:style-name="ACE-2" table:formula="of:=[.B32]*60+[.C32]" office:value-type="float" office:value="48.494">
            <text:p>48.494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2]/([.E11]*10^6)" office:value-type="float" office:value="0.23136311576990601">
            <text:p>0.231363115769906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9.907</text:p>
          </table:table-cell>
          <table:table-cell table:style-name="ACE-2" table:formula="of:=[.B33]*60+[.C33]" office:value-type="float" office:value="49.906999999999996">
            <text:p>49.907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3]/([.E12]*10^6)" office:value-type="float" office:value="0.22472555421807602">
            <text:p>0.22472555421807602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11">
            <text:p>11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56.061</text:p>
          </table:table-cell>
          <table:table-cell table:style-name="ACE-2" table:formula="of:=[.B34]*60+[.C34]" office:value-type="float" office:value="56.061">
            <text:p>56.061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4]/([.E13]*10^6)" office:value-type="float" office:value="0.25205772389738973">
            <text:p>0.25205772389738973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12">
            <text:p>12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8.951</text:p>
          </table:table-cell>
          <table:table-cell table:style-name="ACE-2" table:formula="of:=[.B35]*60+[.C35]" office:value-type="float" office:value="48.951000000000001">
            <text:p>48.951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5]/([.E14]*10^6)" office:value-type="float" office:value="0.24994857190672765">
            <text:p>0.24994857190672765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13">
            <text:p>13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7.501</text:p>
          </table:table-cell>
          <table:table-cell table:style-name="ACE-2" table:formula="of:=[.B36]*60+[.C36]" office:value-type="float" office:value="47.500999999999998">
            <text:p>47.501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6]/([.E15]*10^6)" office:value-type="float" office:value="0.26007534827025774">
            <text:p>0.26007534827025774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14">
            <text:p>14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7.458</text:p>
          </table:table-cell>
          <table:table-cell table:style-name="ACE-2" table:formula="of:=[.B37]*60+[.C37]" office:value-type="float" office:value="47.457999999999998">
            <text:p>47.458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7]/([.E16]*10^6)" office:value-type="float" office:value="0.25714979912764002">
            <text:p>0.25714979912764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15">
            <text:p>15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51.277</text:p>
          </table:table-cell>
          <table:table-cell table:style-name="ACE-2" table:formula="of:=[.B38]*60+[.C38]" office:value-type="float" office:value="51.277000000000001">
            <text:p>51.277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8]/([.E17]*10^6)" office:value-type="float" office:value="0.26427852424206677">
            <text:p>0.26427852424206677</text:p>
          </table:table-cell>
          <table:table-cell table:number-columns-repeated="250" table:style-name="Gnumeric-default"/>
        </table:table-row>
        <table:table-row table:style-name="AROW-1">
          <table:table-cell table:style-name="ACE-2" office:value-type="float" office:value="16">
            <text:p>16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47.650</text:p>
          </table:table-cell>
          <table:table-cell table:style-name="ACE-2" table:formula="of:=[.B39]*60+[.C39]" office:value-type="float" office:value="47.649999999999999">
            <text:p>47.65</text:p>
          </table:table-cell>
          <table:table-cell table:style-name="ACE-2" office:value-type="float" office:value="89611562">
            <text:p>89611562</text:p>
          </table:table-cell>
          <table:table-cell table:style-name="ACE-2" table:formula="of:=[.E39]/([.E18]*10^6)" office:value-type="float" office:value="0.28372455040526851">
            <text:p>0.2837245504052685</text:p>
          </table:table-cell>
          <table:table-cell table:number-columns-repeated="250" table:style-name="Gnumeric-default"/>
        </table:table-row>
        <table:table-row table:style-name="AROW-1">
          <table:table-cell table:style-name="ACE-2"/>
          <table:table-cell table:style-name="ACE-3"/>
          <table:table-cell table:style-name="ACE-2"/>
          <table:table-cell table:style-name="ACE-1" table:formula="of:=AVERAGE([.D24:.D39])" office:value-type="float" office:value="48.822187499999998">
            <text:p>48.8222</text:p>
          </table:table-cell>
          <table:table-cell table:style-name="ACE-4"/>
          <table:table-cell table:style-name="ACE-1" table:formula="of:=AVERAGE([.F24:.F39])" office:value-type="float" office:value="0.25377243942965116">
            <text:p>0.2537724394296512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ACE-2"/>
          <table:table-cell table:style-name="ACE-1" table:formula="of:=STDEV([.D24:.D39])" office:value-type="float" office:value="2.2302866547822955">
            <text:p>2.23029</text:p>
          </table:table-cell>
          <table:table-cell table:style-name="ACE-2"/>
          <table:table-cell table:style-name="ACE-1" table:formula="of:=STDEV([.F24:.F39])" office:value-type="float" office:value="0.014884846563844633">
            <text:p>0.0148848465638446</text:p>
          </table:table-cell>
          <table:table-cell table:number-columns-repeated="250" table:style-name="Gnumeric-default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548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07T15:23:28Z</dc:date>
    <meta:creation-date>2020-04-07T15:17:04Z</meta:creation-date>
    <meta:generator>gnumeric/1.12.35</meta:generator>
  </office:meta>
</office:document-meta>
</file>